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3511D7CF.png" manifest:media-type="image/png"/>
  <manifest:file-entry manifest:full-path="Pictures/1000000000000230000001A4C42C5986.png" manifest:media-type="image/png"/>
  <manifest:file-entry manifest:full-path="Pictures/1000000000000230000001A4B33E3492.png" manifest:media-type="image/png"/>
  <manifest:file-entry manifest:full-path="Pictures/1000000000000230000001A44216D9B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813cm" svg:height="11.111cm" draw:z-index="0"><draw:image xlink:href="Pictures/1000000000000230000001A44216D9B8.png" xlink:type="simple" xlink:show="embed" xlink:actuate="onLoad"/></draw:frame><draw:frame draw:style-name="fr2" draw:name="Image2" text:anchor-type="paragraph" svg:x="0.921cm" svg:y="11.621cm" svg:width="14.813cm" svg:height="11.111cm" draw:z-index="1"><draw:image xlink:href="Pictures/1000000000000230000001A4B33E349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14.813cm" svg:height="11.111cm" draw:z-index="2"><draw:image xlink:href="Pictures/1000000000000230000001A4C42C5986.png" xlink:type="simple" xlink:show="embed" xlink:actuate="onLoad"/></draw:frame><draw:frame draw:style-name="fr2" draw:name="Image4" text:anchor-type="paragraph" svg:x="1.035cm" svg:y="12.084cm" svg:width="14.813cm" svg:height="11.111cm" draw:z-index="3"><draw:image xlink:href="Pictures/1000000000000230000001A43511D7C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14:26:23.365773486</meta:creation-date>
    <dc:date>2016-01-17T14:27:29.012150978</dc:date>
    <meta:editing-duration>PT1M6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4.4.6.3$Linux_X86_64 LibreOffice_project/40m0$Build-3</meta:generator>
  </office:meta>
</office:document-meta>
</file>